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1.293cm" fo:margin-right="0cm" fo:text-indent="0cm" style:auto-text-indent="false"/>
    </style:style>
    <style:style style:name="P15" style:family="paragraph" style:parent-style-name="Standard">
      <style:paragraph-properties fo:margin-left="1.293cm" fo:margin-right="0cm" fo:text-indent="0cm" style:auto-text-indent="false"/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L5">
      <style:paragraph-properties>
        <style:tab-stops/>
      </style:paragraph-properties>
    </style:style>
    <style:style style:name="P18" style:family="paragraph" style:parent-style-name="Text_20_body" style:list-style-name="L4">
      <style:paragraph-properties fo:margin-left="1.235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Heading_20_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style:font-size-asian="12pt" style:font-size-complex="12pt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pt" fo:country="BR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mória Virtual<text:line-break/>Caso de uso: Revisar Bens Patrimoniais</text:p>
      <text:p text:style-name="P12"/>
      <text:h text:style-name="Heading_20_1" text:outline-level="1">Breve Descrição</text:h>
      <text:p text:style-name="P13">Esse caso de uso permite que Bens Patrimoniais sejam revisados para que possam estar disponíveis para o usuário comum. Essa possibilidade de revisão deve estar disponível apenas para instituições que foram marcadas com a necessidade de revisão quando cadastradas.</text:p>
      <text:p text:style-name="P13"/>
      <text:h text:style-name="Heading_20_1" text:outline-level="1">Breve Descrição dos Atores</text:h>
      <text:p text:style-name="Standard"><text:span text:style-name="T3"><text:tab/>- Revisor: Revisa todos os bens patrimoniais ligados à instituição a qual pertence</text:span><text:span text:style-name="T4">.</text:span></text:p>
      <text:p text:style-name="P11"/>
      <text:h text:style-name="Heading_20_1" text:outline-level="1">Pré-condições</text:h>
      <text:list xml:id="list21777544402" text:style-name="L1">
        <text:list-item>
          <text:p text:style-name="P16">O usuário está logado no sistema como revisor.</text:p>
        </text:list-item>
      </text:list>
      <text:p text:style-name="P13"/>
      <text:h text:style-name="Heading_20_1" text:outline-level="1">Fluxo Básico de Eventos</text:h>
      <text:list xml:id="list975280308" text:style-name="L5">
        <text:list-item>
          <text:p text:style-name="P17"><text:span text:style-name="T8">O usuário seleciona a opção de Revisar Bens Patrimoniais;</text:span></text:p>
        </text:list-item>
        <text:list-item>
          <text:p text:style-name="P17"><text:span text:style-name="T8">O sistema deve mostrar uma tela contendo um campo texto auto completável de busca do bem patrimonial;</text:span></text:p>
        </text:list-item>
        <text:list-item>
          <text:p text:style-name="P17"><text:span text:style-name="T8">O sistema faz uma busca dos bens patrimoniais contendo a letra ou palavra digitada e exibe uma lista selecionável abaixo;</text:span></text:p>
        </text:list-item>
        <text:list-item>
          <text:p text:style-name="P17"><text:span text:style-name="T8">O usuário seleciona o bem patrimonial a ser revisado na lista;</text:span></text:p>
        </text:list-item>
        <text:list-item>
          <text:p text:style-name="P17"><text:span text:style-name="T8">O sistema mostra na tela, abaixo do campo de busca, todos os campos do bem patrimonial de forma resumida, para simples conferência. Similar a tela de busca simples, e:</text:span></text:p>
          <text:list>
            <text:list-item>
              <text:p text:style-name="P17"><text:span text:style-name="T8">Campo para anotações que será relacionado à revisão;</text:span></text:p>
            </text:list-item>
            <text:list-item>
              <text:p text:style-name="P17"><text:span text:style-name="T8">botão “Revisar” para concluir a revisão;</text:span></text:p>
            </text:list-item>
            <text:list-item>
              <text:p text:style-name="P17"><text:span text:style-name="T8">botão “Cancelar” para voltar a tela inicial.</text:span></text:p>
            </text:list-item>
          </text:list>
        </text:list-item>
        <text:list-item>
          <text:p text:style-name="P17"><text:span text:style-name="T8">A</text:span><text:span text:style-name="T7">pós fazer a revisão, o usuário seleciona o botão “Revisar”;</text:span></text:p>
        </text:list-item>
        <text:list-item>
          <text:p text:style-name="P17"><text:span text:style-name="T7">O sistema valida a revisão, marcando o Bem patrimonial como “Revisado” no checkbox e exibindo a mensagem “Revisão concluída com sucesso”;</text:span></text:p>
        </text:list-item>
        <text:list-item>
          <text:p text:style-name="P17"><text:span text:style-name="T7">O caso</text:span><text:span text:style-name="T8"> de uso é encerrado.</text:span></text:p>
        </text:list-item>
      </text:list>
      <text:p text:style-name="P8"/>
      <text:h text:style-name="Heading_20_1" text:outline-level="1"><text:soft-page-break/>Fluxos Alternativos</text:h>
      <text:p text:style-name="Standard"/>
      <text:h text:style-name="P19" text:outline-level="2" text:is-list-header="true">Fluxo Alternativo 1</text:h>
      <text:p text:style-name="P6"/>
      <text:p text:style-name="P5"><text:span text:style-name="T6"><text:tab/>Se no </text:span><text:span text:style-name="T5">Fluxo Básico</text:span><text:span text:style-name="T6"> a qualquer momento o usuário selecionar a opção “Cancelar”: <text:tab/>O sistema retorna à página inicial e o caso de uso termina.</text:span></text:p>
      <text:p text:style-name="P7"/>
      <text:h text:style-name="Heading_20_1" text:outline-level="1">Pós-Condições</text:h>
      <text:p text:style-name="P15">Fluxo Básico: O bem patrimonial é marcado como revisado;</text:p>
      <text:p text:style-name="P10"><text:tab/>Fluxo Alternativo 1: <text:span text:style-name="T10">Não ocorre alteração na base de dados do sistema.</text:span></text:p>
      <text:p text:style-name="P10"/>
      <text:h text:style-name="Heading_20_1" text:outline-level="1">Requisitos Especiais</text:h>
      <text:list xml:id="list19906857361" text:style-name="L4">
        <text:list-item>
          <text:list>
            <text:list-item>
              <text:p text:style-name="P18">Segurança: Se o usuário logado no sistema não for um <text:span text:style-name="T9">revisor</text:span> a opção “Revisar Bens Patrimoniais” não deve estar disponível;</text:p>
            </text:list-item>
            <text:list-item>
              <text:p text:style-name="P18">Log de alterações: O sistema deve guardar em um campo “Usuário Revisor”, o nome de usuário do revisor que efetuou a revisão do bem patrimonial, e o mesmo deve aparecer, em campo <text:span text:style-name="T9">não editável</text:span><text:span text:style-name="T11">, na lista de dados do passo </text:span><text:span text:style-name="T9">6</text:span><text:span text:style-name="T11"> do </text:span><text:span text:style-name="T9">Fluxo Básico</text:span><text:span text:style-name="T11"> durante a revisão;</text:span></text:p>
            </text:list-item>
            <text:list-item>
              <text:p text:style-name="P18"><text:span text:style-name="T11">Log de alterações: Além do “Usuário Revisor”, o sistema deverá guardar as anotações feitas pelo usuário e a data da revisão.</text:span></text:p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377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/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7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3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8" text:date-value="2015-02-25T19:00:50.99">2015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89</meta:editing-cycles>
    <meta:editing-duration>PT8H53M45S</meta:editing-duration>
    <meta:generator>LibreOffice/3.5$Linux_x86 LibreOffice_project/350m1$Build-2</meta:generator>
    <dc:date>2015-02-25T19:00:51</dc:date>
    <dc:creator>Julio </dc:creator>
    <meta:document-statistic meta:table-count="2" meta:image-count="0" meta:object-count="0" meta:page-count="2" meta:paragraph-count="35" meta:word-count="408" meta:character-count="2395" meta:non-whitespace-character-count="2032"/>
  </office:meta>
</office:document-meta>
</file>